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ContextExpressionBenchmark.prototypeCreationWithSystemProperties( BenchmarkState state , Blackhole b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nchmarkState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enchmarkState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